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0007a" officeooo:paragraph-rsid="0000007a"/>
    </style:style>
    <style:style style:name="P2" style:family="paragraph" style:parent-style-name="Heading">
      <style:paragraph-properties fo:text-align="end" style:justify-single-word="false"/>
      <style:text-properties officeooo:rsid="0000007a" officeooo:paragraph-rsid="0000007a"/>
    </style:style>
    <style:style style:name="P3" style:family="paragraph" style:parent-style-name="Heading_20_2">
      <style:text-properties officeooo:rsid="0000007a" officeooo:paragraph-rsid="0000007a"/>
    </style:style>
    <style:style style:name="T1" style:family="text">
      <style:text-properties officeooo:rsid="0000c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e Masserut 4CIA Estate 2016</text:p>
      <text:h text:style-name="P3" text:outline-level="2">Tema storico</text:h>
      <text:p text:style-name="P1">La scoperta del continente americano da parte di Cristoforo Colombo è sicuramente uno degli avvenimenti più <text:span text:style-name="T1">importanti della </text:span>storia, tanto che essa pone fine alla millenaria epoca medievale e introduce l’età moderna. <text:span text:style-name="T1">Infatti fin da subito gli esploratori europei intuirono il pontenziale economico di quel continente ancora poco conosciuto. La popolazione indigena fu sterminata in pochi anni dalle armi e dalle malattie portate dai colonizzatori, quindi questi ultimi avevano a loro disposizione dei territori immensi, rigogliosi e ricchi di metalli preziosi. In pochi anni si formarono numerose comunità autosufficienti riunite sotto i regni di Spagna e Portogallo, i primi a sfruttare il continente americano. Ma tutto ciò fu possibile grazie ai progressi tecnologici adottati degli ingegneri navali del tempo. Per affrontare un'attraversata di migliaia di chilometri in mare aperto i progettisti hanno dovuto realizzare imbarcazioni con un'alta capacita di stoccaggio e che fossero in grado di resistere alle tempeste atlantiche. Altro grande problema fu certamente riuscire a mantenere la rotta prevista: non avendo riferimenti sulla costa, un piccolo errore all’inizio poteva portare una nave fuori rotta di centinaia di chilometri. Perciò strumenti come carte geografiche, bussole e sestanti, uniti alla conoscenza delle costellazioni, divennero di primaria importanza. Cristoforo Colombo fu sicuramente un grande visionario, uno dei pochi al suo tempo a credere che la Terra sia rotonda, e senza saperlo fece la scoperta geografica che determinò maggiormente la storia dell’umanità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it" fo:country="I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it" fo:country="I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1:35:45.401856441</meta:creation-date>
    <dc:date>2016-09-13T22:59:32.987816806</dc:date>
    <meta:editing-duration>PT15M49S</meta:editing-duration>
    <meta:editing-cycles>2</meta:editing-cycles>
    <meta:generator>LibreOffice/5.2.1.2$Linux_X86_64 LibreOffice_project/20m0$Build-2</meta:generator>
    <meta:document-statistic meta:table-count="0" meta:image-count="0" meta:object-count="0" meta:page-count="1" meta:paragraph-count="3" meta:word-count="237" meta:character-count="1634" meta:non-whitespace-character-count="1400"/>
  </office:meta>
</office:document-meta>
</file>